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077b46" officeooo:paragraph-rsid="00077b46"/>
    </style:style>
    <style:style style:name="P2" style:family="paragraph" style:parent-style-name="Text_20_body">
      <style:text-properties officeooo:rsid="0008a02f" officeooo:paragraph-rsid="0008a02f"/>
    </style:style>
    <style:style style:name="P3" style:family="paragraph" style:parent-style-name="Text_20_body">
      <style:text-properties officeooo:rsid="000dd67a" officeooo:paragraph-rsid="000dd67a"/>
    </style:style>
    <style:style style:name="P4" style:family="paragraph" style:parent-style-name="Header">
      <style:text-properties officeooo:rsid="00064d7f" officeooo:paragraph-rsid="00064d7f"/>
    </style:style>
    <style:style style:name="P5" style:family="paragraph" style:parent-style-name="Title">
      <style:text-properties officeooo:rsid="00064d7f" officeooo:paragraph-rsid="00064d7f"/>
    </style:style>
    <style:style style:name="P6" style:family="paragraph" style:parent-style-name="Heading_20_1">
      <style:text-properties officeooo:rsid="00064d7f" officeooo:paragraph-rsid="00064d7f"/>
    </style:style>
    <style:style style:name="P7" style:family="paragraph" style:parent-style-name="Heading_20_1">
      <style:text-properties officeooo:rsid="0008a02f" officeooo:paragraph-rsid="0008a02f"/>
    </style:style>
    <style:style style:name="P8" style:family="paragraph" style:parent-style-name="Heading_20_2">
      <style:text-properties officeooo:rsid="0008a02f" officeooo:paragraph-rsid="0008a02f"/>
    </style:style>
    <style:style style:name="T1" style:family="text">
      <style:text-properties officeooo:rsid="00093d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plexity</text:p>
      <text:h text:style-name="P6" text:outline-level="1">Introduction</text:h>
      <text:p text:style-name="P1">In this practical we will be looking at how the performance of a vanilla quicksort implementation varies according to the ‘sortedness’ of a list. This report should lay out how I implemented quicksort, a brief discussion of measures of sortedness, a brief look at measuring the efficiency of a sorting algorithm and an examination of how quicksort speeds up (or slows down) depending on the sortedness of the list and the choice of pivot.</text:p>
      <text:h text:style-name="P7" text:outline-level="1">Design</text:h>
      <text:h text:style-name="P8" text:outline-level="2">Quicksort</text:h>
      <text:p text:style-name="P2">The implementation of quicksort we’ll be examining here is the not-in-place version that makes use of new, smaller and smaller lists before recombining rather than the in-place version that makes of use of pointers to the larger list. The main factor that will influence <text:span text:style-name="T1">the speed of quicksort is its choice of pivot at each splitting of the list as every element will be compared to that pivot. There are 3 common choices here, the first element of the list, the median element, or the last element. In this report I will aim to examine each in turn.</text:span></text:p>
      <text:h text:style-name="Heading_20_2" text:outline-level="2">Sortedness of a List</text:h>
      <text:p text:style-name="P3">There are a number of methods to define how ‘sorted’ a list is in my reading of further literat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4d7f" officeooo:paragraph-rsid="00064d7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8001798<text:tab/>CS2001<text:tab/>20/11/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5:25:54.475846364</meta:creation-date>
    <dc:date>2018-11-17T16:55:32.555668869</dc:date>
    <meta:editing-duration>PT48M56S</meta:editing-duration>
    <meta:editing-cycles>3</meta:editing-cycles>
    <meta:generator>LibreOffice/6.0.6.2$Linux_X86_64 LibreOffice_project/00$Build-2</meta:generator>
    <meta:document-statistic meta:table-count="0" meta:image-count="0" meta:object-count="0" meta:page-count="1" meta:paragraph-count="9" meta:word-count="202" meta:character-count="1169" meta:non-whitespace-character-count="976"/>
  </office:meta>
</office:document-meta>
</file>